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5887" officeooo:paragraph-rsid="00005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edback for program<text:line-break/></text:p>
      <text:p text:style-name="P1">Make error messages for when input fields are wrong</text:p>
      <text:p text:style-name="P1">Input fields block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3:04:27.755002928</meta:creation-date>
    <dc:date>2022-05-16T13:05:07.930084195</dc:date>
    <meta:editing-duration>PT41S</meta:editing-duration>
    <meta:editing-cycles>1</meta:editing-cycles>
    <meta:document-statistic meta:table-count="0" meta:image-count="0" meta:object-count="0" meta:page-count="1" meta:paragraph-count="3" meta:word-count="15" meta:character-count="93" meta:non-whitespace-character-count="80"/>
    <meta:generator>LibreOffice/7.3.3.2$Linux_X86_64 LibreOffice_project/30$Build-2</meta:generator>
  </office:meta>
</office:document-meta>
</file>